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1" svg:font-family="Arial-BoldMT"/>
    <style:font-face style:name="Tahoma2" svg:font-family="Tahoma"/>
    <style:font-face style:name="CourierNewPS-BoldMT" svg:font-family="CourierNewPS-BoldMT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Impact" svg:font-family="Impact" style:font-family-generic="swiss"/>
    <style:font-face style:name="Tahoma" svg:font-family="Tahoma" style:font-family-generic="swiss"/>
    <style:font-face style:name="CourierNewPSMT" svg:font-family="CourierNewPSMT" style:font-family-generic="modern" style:font-pitch="fixed"/>
    <style:font-face style:name="Courier New" svg:font-family="'Courier New'" style:font-family-generic="roman" style:font-pitch="fixed"/>
    <style:font-face style:name="CourierNewPSMT1" svg:font-family="CourierNewPSMT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Impact" fo:font-size="10pt" style:font-name-asian="Impact" style:font-size-asian="10pt" style:font-name-complex="Impac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MT" fo:font-size="10pt" style:font-name-asian="ArialMT" style:font-size-asian="10pt" style:font-name-complex="ArialMT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ahoma" fo:font-size="8pt" style:font-name-asian="Tahoma" style:font-size-asian="8pt" style:font-name-complex="Tahoma" style:font-size-complex="8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-BoldMT1" fo:font-size="10pt" style:font-name-asian="Arial-BoldMT1" style:font-size-asian="10pt" style:font-name-complex="Arial-BoldMT1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-BoldMT1" fo:font-size="12pt" fo:font-weight="bold" style:font-name-asian="Arial-BoldMT1" style:font-size-asian="12pt" style:font-weight-asian="bold" style:font-name-complex="Arial-BoldMT1" style:font-size-complex="12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 fo:break-before="pag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3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text-properties style:font-name="Arial1" fo:font-size="13pt" fo:font-weight="bold" officeooo:rsid="00158561" officeooo:paragraph-rsid="00158561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Standard">
      <style:paragraph-properties fo:text-align="start" style:justify-single-word="false" style:text-autospace="none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Arial-BoldMT1" fo:font-size="12pt" style:font-name-asian="Arial-BoldMT1" style:font-size-asian="12pt" style:font-name-complex="Arial-BoldMT1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T1" style:family="text">
      <style:text-properties style:font-name="Arial Narrow" fo:font-size="9pt" style:font-name-asian="Arial Narrow" style:font-size-asian="9pt" style:font-name-complex="Arial Narrow" style:font-size-complex="9pt"/>
    </style:style>
    <style:style style:name="T2" style:family="text">
      <style:text-properties style:font-name="Arial Narrow" fo:font-size="9pt" officeooo:rsid="00158561" style:font-name-asian="Arial Narrow" style:font-size-asian="9pt" style:font-name-complex="Arial Narrow" style:font-size-complex="9pt"/>
    </style:style>
    <style:style style:name="T3" style:family="text">
      <style:text-properties style:font-name="Arial Narrow" fo:font-size="9pt" fo:font-weight="bold" officeooo:rsid="00158561" style:font-name-asian="Arial Narrow" style:font-size-asian="9pt" style:font-weight-asian="bold" style:font-name-complex="Arial Narrow" style:font-size-complex="9pt" style:font-weight-complex="bold"/>
    </style:style>
    <style:style style:name="T4" style:family="text">
      <style:text-properties style:font-name="Arial Narrow" style:font-name-asian="Arial Narrow" style:font-name-complex="Arial Narrow"/>
    </style:style>
    <style:style style:name="T5" style:family="text">
      <style:text-properties style:font-name="Arial1" style:font-name-asian="Arial1" style:font-name-complex="Arial1"/>
    </style:style>
    <style:style style:name="T6" style:family="text">
      <style:text-properties style:font-name="Arial1" fo:font-weight="bold" style:font-name-asian="Arial1" style:font-weight-asian="bold" style:font-name-complex="Arial1" style:font-weight-complex="bold"/>
    </style:style>
    <style:style style:name="T7" style:family="text">
      <style:text-properties style:font-name="Arial1" fo:font-size="9pt" style:font-name-asian="Arial1" style:font-size-asian="9pt" style:font-name-complex="Arial1" style:font-size-complex="9pt"/>
    </style:style>
    <style:style style:name="T8" style:family="text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NewPSMT" fo:font-size="9pt" style:font-name-asian="CourierNewPSMT" style:font-size-asian="9pt" style:font-name-complex="CourierNewPSMT" style:font-size-complex="9pt"/>
    </style:style>
    <style:style style:name="T16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Impact" fo:font-size="30pt" style:font-name-asian="Impact" style:font-size-asian="30pt" style:font-name-complex="Impact" style:font-size-complex="3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4">Desvendando o SELECT</text:span><text:span text:style-name="T19"> </text:span></text:p>
      <text:p text:style-name="P27"><text:span text:style-name="T4">Sintaxe</text:span></text:p>
      <text:p text:style-name="P25"><text:span text:style-name="T3"/></text:p>
      <text:p text:style-name="P25"><text:span text:style-name="T14">Cláusula FROM</text:span></text:p>
      <text:p text:style-name="P2"/>
      <text:p text:style-name="P6">Comentários</text:p>
      <text:p text:style-name="P2"/>
      <text:p text:style-name="P28"><text:span text:style-name="T8">Cláusula JOIN</text:span></text:p>
      <text:p text:style-name="P6"/>
      <text:p text:style-name="P6">Cláusula WHERE</text:p>
      <text:p text:style-name="P28"><text:span text:style-name="T5"/></text:p>
      <text:p text:style-name="P6">Exemplos de utilização</text:p>
      <text:p text:style-name="P28"/>
      <text:p text:style-name="P19">Cláusula GROUP BY</text:p>
      <text:p text:style-name="P28"/>
      <text:p text:style-name="P29"><text:span text:style-name="T14">Cláusula HAVING</text:span></text:p>
      <text:p text:style-name="P6"><text:span text:style-name="T5"/></text:p>
      <text:p text:style-name="P6">Cláusula ORDER BY</text:p>
      <text:p text:style-name="P2"/>
      <text:p text:style-name="P2">Funções ANSI para tratar Strings:</text:p>
      <text:p text:style-name="P5"/>
      <text:p text:style-name="P2"><text:span text:style-name="T14">Lower( campo ) - </text:span>Devolve o conteúdo do campo em minúsculos</text:p>
      <text:p text:style-name="P5"/>
      <text:p text:style-name="P2"><text:span text:style-name="T14">Upper( campo ) - </text:span>Devolve o conteúdo do campo em maiúsculos</text:p>
      <text:p text:style-name="P2"/>
      <text:p text:style-name="P2"><text:span text:style-name="T14">Character_Length( campo ) - </text:span>Devolve o tamanho ocupado em bytes do campo.</text:p>
      <text:p text:style-name="P5"/>
      <text:p text:style-name="P2"><text:span text:style-name="T14">Position( string1 IN string2 ) - </text:span>Busca pelo String1 na String2. Se encontrar devolve o offset de posição, do contrário devolve 0 (zero). O LIKE internamente em alguns bancos utiliza essa função.</text:p>
      <text:p text:style-name="P2"/>
      <text:p text:style-name="P2"><text:span text:style-name="T14">Concat( String1, String2, ..., StringN ) - </text:span>Devolve um String que é a concatenação dos strings informados. </text:p>
      <text:p text:style-name="P2"/>
      <text:p text:style-name="P2">Exemplo:</text:p>
      <text:p text:style-name="P8"/>
      <text:p text:style-name="P8">SELECT CONCAT( UNAME,'-',NOME ) AS</text:p>
      <text:p text:style-name="P8">"NOME" FROM PESSOAS;</text:p>
      <text:p text:style-name="P8"/>
      <text:p text:style-name="P5">Funções para implementar rotinas de segurança no banco:</text:p>
      <text:p text:style-name="P5"/>
      <text:p text:style-name="P18"><text:span text:style-name="T14">System_user() - </text:span><text:span text:style-name="T5">Devolve o nome do usuário do sistema operacional para o servidor SQL.</text:span></text:p>
      <text:p text:style-name="P5"/>
      <text:p text:style-name="P2"><text:span text:style-name="T14">Session_user() - </text:span>Devolve um string com a autorização da sessão SQL atual.</text:p>
      <text:p text:style-name="P5"/>
      <text:p text:style-name="P2"><text:span text:style-name="T14">User() - </text:span>Devolve o nome do usuário ativo. No Firebird é CURRENT_USER.</text:p>
      <text:p text:style-name="P5"/>
      <text:p text:style-name="P5">Constantes de data e hora: </text:p>
      <text:p text:style-name="P5"/>
      <text:p text:style-name="P2"><text:span text:style-name="T14">Current_Date - </text:span>Devolve a data atual</text:p>
      <text:p text:style-name="P2"/>
      <text:p text:style-name="P2"><text:span text:style-name="T14">Current_Time - </text:span>Devolve a hora atual Existem otimizações que poderiam ser feitas nas tabelas utilizadas em nossos exemplos como, por exemplo, a implementação de índices. Em um próximo artigo iremos falar</text:p>
      <text:p text:style-name="P2">sobre otimizações do banco.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1" svg:font-family="Arial-BoldMT"/>
    <style:font-face style:name="Tahoma2" svg:font-family="Tahoma"/>
    <style:font-face style:name="CourierNewPS-BoldMT" svg:font-family="CourierNewPS-BoldMT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Impact" svg:font-family="Impact" style:font-family-generic="swiss"/>
    <style:font-face style:name="Tahoma" svg:font-family="Tahoma" style:font-family-generic="swiss"/>
    <style:font-face style:name="CourierNewPSMT" svg:font-family="CourierNewPSMT" style:font-family-generic="modern" style:font-pitch="fixed"/>
    <style:font-face style:name="Courier New" svg:font-family="'Courier New'" style:font-family-generic="roman" style:font-pitch="fixed"/>
    <style:font-face style:name="CourierNewPSMT1" svg:font-family="CourierNewPSMT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5-15T18:48:14</meta:creation-date>
    <dc:date>2017-06-15T11:49:39.816724104</dc:date>
    <meta:editing-cycles>49</meta:editing-cycles>
    <meta:editing-duration>PT1H24M17S</meta:editing-duration>
    <meta:document-statistic meta:table-count="0" meta:image-count="0" meta:object-count="0" meta:page-count="1" meta:paragraph-count="27" meta:word-count="211" meta:character-count="1306" meta:non-whitespace-character-count="1119"/>
    <meta:user-defined meta:name="Info 1"/>
    <meta:user-defined meta:name="Info 2"/>
    <meta:user-defined meta:name="Info 3"/>
    <meta:user-defined meta:name="Info 4"/>
  </office:meta>
</office:document-meta>
</file>